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Bitstream Charter" svg:font-family="'Bitstream Charter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8cm" fo:min-width="2.33cm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stroke="dash" draw:stroke-dash="Штрих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4cm" fo:min-width="0.281cm"/>
    </style:style>
    <style:style style:name="gr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style:font-name="Bitstream Charter"/>
    </style:style>
    <style:style style:name="P4" style:family="paragraph">
      <loext:graphic-properties draw:fill="none" draw:fill-color="#ffffff"/>
      <style:text-properties style:font-name="Bitstream Charter" fo:font-style="italic" style:font-style-asian="italic" style:font-style-complex="italic"/>
    </style:style>
    <style:style style:name="P5" style:family="paragraph">
      <loext:graphic-properties draw:fill="none" draw:fill-color="#ffffff"/>
      <style:text-properties style:font-name="Bitstream Charter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Bitstream Charter"/>
    </style:style>
    <style:style style:name="T1" style:family="text">
      <style:text-properties style:font-name="Bitstream Charter" fo:font-style="italic" style:font-style-asian="italic" style:font-style-complex="italic"/>
    </style:style>
    <style:style style:name="T2" style:family="text">
      <style:text-properties style:font-name="Bitstream Charter" fo:font-size="14pt" style:font-size-asian="14pt" style:font-size-complex="14pt"/>
    </style:style>
    <style:style style:name="T3" style:family="text">
      <style:text-properties style:font-name="Bitstream Char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4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.9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4cm" svg:x="6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cm" svg:y1="6cm" svg:x2="4.8cm" svg:y2="2cm">
          <text:p/>
        </draw:line>
        <draw:line draw:style-name="gr5" draw:text-style-name="P1" draw:layer="layout" svg:x1="3cm" svg:y1="3cm" svg:x2="5cm" svg:y2="3cm">
          <text:p/>
        </draw:line>
        <draw:line draw:style-name="gr5" draw:text-style-name="P1" draw:layer="layout" svg:x1="3cm" svg:y1="3cm" svg:x2="4.8cm" svg:y2="2cm">
          <text:p/>
        </draw:line>
        <draw:frame draw:style-name="gr6" draw:text-style-name="P4" draw:layer="layout" svg:width="0.836cm" svg:height="1.364cm" svg:x="3.619cm" svg:y="2.736cm">
          <draw:text-box>
            <text:p text:style-name="P3"><text:span text:style-name="T1">a</text:span></text:p>
          </draw:text-box>
        </draw:frame>
        <draw:path draw:style-name="gr7" draw:text-style-name="P1" draw:layer="layout" svg:width="0.527cm" svg:height="0.173cm" draw:transform="skewX (0.144164196214732) rotate (-1.29067098184981) translate (4.07407259925068cm 2.47618597073549cm)" svg:viewBox="0 0 528 174" svg:d="M0 174c155-357 528-54 528-54">
          <text:p/>
        </draw:path>
        <draw:frame draw:style-name="gr8" draw:text-style-name="P5" draw:layer="layout" svg:width="0.807cm" svg:height="1.119cm" svg:x="3.993cm" svg:y="2.2cm">
          <draw:text-box>
            <text:p text:style-name="P3"><text:span text:style-name="T2">θ</text:span></text:p>
          </draw:text-box>
        </draw:frame>
        <draw:frame draw:style-name="gr9" draw:text-style-name="P6" draw:layer="layout" svg:width="1.052cm" svg:height="1.017cm" svg:x="5.969cm" svg:y="5.6cm">
          <draw:text-box>
            <text:p text:style-name="P3"><text:span text:style-name="T3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Bitstream Charter" svg:font-family="'Bitstream Charter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Штрих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4:22:28.203581052</meta:creation-date>
    <dc:date>2017-06-13T21:21:52.356923473</dc:date>
    <meta:editing-duration>PT16M7S</meta:editing-duration>
    <meta:editing-cycles>4</meta:editing-cycles>
    <meta:generator>LibreOffice/5.2.3.2$Linux_x86 LibreOffice_project/20m0$Build-2</meta:generator>
    <meta:document-statistic meta:object-count="10"/>
  </office:meta>
</office:document-meta>
</file>